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478cm" fo:margin-left="-0.469cm" table:align="left"/>
    </style:style>
    <style:style style:name="Tableau2.A" style:family="table-column">
      <style:table-column-properties style:column-width="5.329cm"/>
    </style:style>
    <style:style style:name="Tableau2.B" style:family="table-column">
      <style:table-column-properties style:column-width="7.655cm"/>
    </style:style>
    <style:style style:name="Tableau2.C" style:family="table-column">
      <style:table-column-properties style:column-width="4.4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fo:background-color="#c0c0c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Table_20_Contents">
      <style:text-properties fo:font-size="12pt" style:font-size-asian="10.5pt" style:font-size-complex="12pt"/>
    </style:style>
    <style:style style:name="P1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Horizontal_20_Line">
      <style:text-properties fo:font-style="normal" style:font-style-asian="normal" style:font-style-complex="normal"/>
    </style:style>
    <style:style style:name="P19" style:family="paragraph" style:parent-style-name="Text_20_body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/>
    </style:style>
    <style:style style:name="P21" style:family="paragraph" style:parent-style-name="Text_20_body">
      <style:paragraph-properties fo:margin-top="0cm" fo:margin-bottom="0cm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9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0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style:text-underline-style="none" fo:font-weight="normal" fo:background-color="#c0c0c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fo:font-size="12pt" fo:font-style="normal" style:text-underline-style="none" fo:font-weight="normal" fo:background-color="#c0c0c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text-properties fo:font-size="12pt" fo:font-style="normal" style:text-underline-style="none" fo:font-weight="normal" fo:background-color="#c0c0c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/>
    <style:style style:name="P33" style:family="paragraph" style:parent-style-name="Standard" style:list-style-name="L9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fo:font-size="9pt" fo:font-style="normal" style:text-underline-style="none" fo:font-weight="normal" fo:background-color="#c0c0c0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fo:background-color="#c0c0c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none" fo:font-weight="normal" fo:background-color="#c0c0c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background-color="#c0c0c0"/>
    </style:style>
    <style:style style:name="T10" style:family="text">
      <style:text-properties fo:background-color="#ff00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Mise en œuvre des acquis</text:p>
          </table:table-cell>
        </table:table-row>
      </table:table>
      <text:p text:style-name="Standard"/>
      <text:p text:style-name="P2"/>
      <text:p text:style-name="P2"><text:tab/><text:span text:style-name="T2">L'objectif dans cette partie est de mettre en pratique de façon autonome les acquis des dernières activités.</text:span></text:p>
      <text:p text:style-name="P6"/>
      <text:p text:style-name="P6"><text:tab/>Nous proposons pour ce faire un projet « fictif » de modélisation. Tous les étudiants devront participer à ce projet en appliquant les principes de l'intégration continue.</text:p>
      <text:p text:style-name="P6"/>
      <text:p text:style-name="P2"/>
      <text:p text:style-name="P2"/>
      <text:p text:style-name="P4"/>
      <text:p text:style-name="P12">Description de l'environnement</text:p>
      <text:p text:style-name="Horizontal_20_Line"/>
      <text:p text:style-name="Text_20_body"/>
      <text:p text:style-name="Text_20_body">Les alias ci-dessous sont utilisés dans la suite du TP pour référencer certains répertoires.</text:p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4">Alias</text:p>
          </table:table-cell>
          <table:table-cell table:style-name="Tableau2.A1" office:value-type="string">
            <text:p text:style-name="P14">Référence</text:p>
          </table:table-cell>
          <table:table-cell table:style-name="Tableau2.C1" office:value-type="string">
            <text:p text:style-name="P14">Description</text:p>
          </table:table-cell>
        </table:table-row>
        <table:table-row>
          <table:table-cell table:style-name="Tableau2.A2" office:value-type="string">
            <text:p text:style-name="P16">HOME</text:p>
          </table:table-cell>
          <table:table-cell table:style-name="Tableau2.A2" office:value-type="string">
            <text:p text:style-name="P15">/home/etudiant</text:p>
          </table:table-cell>
          <table:table-cell table:style-name="Tableau2.C2" office:value-type="string">
            <text:p text:style-name="P14">Répertoire du compte</text:p>
          </table:table-cell>
        </table:table-row>
        <table:table-row>
          <table:table-cell table:style-name="Tableau2.A2" office:value-type="string">
            <text:p text:style-name="P16">WORKSAPCE_DIR</text:p>
          </table:table-cell>
          <table:table-cell table:style-name="Tableau2.A2" office:value-type="string">
            <text:p text:style-name="P15">${HOME}/Documents/espace_dev/workspace</text:p>
          </table:table-cell>
          <table:table-cell table:style-name="Tableau2.C2" office:value-type="string">
            <text:p text:style-name="P14">Espace de travail dans lequel les activités sont réalisées</text:p>
          </table:table-cell>
        </table:table-row>
        <table:table-row>
          <table:table-cell table:style-name="Tableau2.A2" office:value-type="string">
            <text:p text:style-name="P14">DOWNLOAD_DIR</text:p>
          </table:table-cell>
          <table:table-cell table:style-name="Tableau2.A2" office:value-type="string">
            <text:p text:style-name="P15">${HOME}/Documents/telechargements/</text:p>
          </table:table-cell>
          <table:table-cell table:style-name="Tableau2.C2" office:value-type="string">
            <text:p text:style-name="P14">Documents téléchargés</text:p>
          </table:table-cell>
        </table:table-row>
        <table:table-row>
          <table:table-cell table:style-name="Tableau2.A2" office:value-type="string">
            <text:p text:style-name="P14">MAVEN_REPO_DIR</text:p>
          </table:table-cell>
          <table:table-cell table:style-name="Tableau2.A2" office:value-type="string">
            <text:p text:style-name="P15">${HOME}/Documents/espace_dev/repositories/shared/</text:p>
          </table:table-cell>
          <table:table-cell table:style-name="Tableau2.C2" office:value-type="string">
            <text:p text:style-name="P14">Dépôt local maven</text:p>
          </table:table-cell>
        </table:table-row>
        <table:table-row>
          <table:table-cell table:style-name="Tableau2.A2" office:value-type="string">
            <text:p text:style-name="P16">ARTIFACTORY_INSTALL_DIR</text:p>
          </table:table-cell>
          <table:table-cell table:style-name="Tableau2.A2" office:value-type="string">
            <text:p text:style-name="P15">${HOME}/Documents/espace_dev/serveurs/artifactory/</text:p>
          </table:table-cell>
          <table:table-cell table:style-name="Tableau2.C2" office:value-type="string">
            <text:p text:style-name="P14">Installation d'artifactory</text:p>
          </table:table-cell>
        </table:table-row>
        <table:table-row>
          <table:table-cell table:style-name="Tableau2.A2" office:value-type="string">
            <text:p text:style-name="P16">SONAR_INSTALL_DIR</text:p>
          </table:table-cell>
          <table:table-cell table:style-name="Tableau2.A2" office:value-type="string">
            <text:p text:style-name="P15">${HOME}/Documents/espace_dev/serveurs/sonar</text:p>
          </table:table-cell>
          <table:table-cell table:style-name="Tableau2.C2" office:value-type="string">
            <text:p text:style-name="P14">Installation de sonar</text:p>
          </table:table-cell>
        </table:table-row>
        <table:table-row>
          <table:table-cell table:style-name="Tableau2.A2" office:value-type="string">
            <text:p text:style-name="P16">JENKINS_INSTALL_DIR</text:p>
          </table:table-cell>
          <table:table-cell table:style-name="Tableau2.A2" office:value-type="string">
            <text:p text:style-name="P15">${HOME}/Documents/espace_dev/serveurs/jenkins</text:p>
          </table:table-cell>
          <table:table-cell table:style-name="Tableau2.C2" office:value-type="string">
            <text:p text:style-name="P14">Installation de jenkins</text:p>
          </table:table-cell>
        </table:table-row>
        <table:table-row>
          <table:table-cell table:style-name="Tableau2.A2" office:value-type="string">
            <text:p text:style-name="P16">ECLIPSE_DIR</text:p>
          </table:table-cell>
          <table:table-cell table:style-name="Tableau2.A2" office:value-type="string">
            <text:p text:style-name="P15">${HOME}/Documents/outils/eclipse</text:p>
          </table:table-cell>
          <table:table-cell table:style-name="Tableau2.C2" office:value-type="string">
            <text:p text:style-name="P14"/>
          </table:table-cell>
        </table:table-row>
      </table:table>
      <text:p text:style-name="P6"/>
      <text:p text:style-name="P6"/>
      <text:p text:style-name="Text_20_body">S'ils ne sont pas disponibles dans les variables d'environnements, ils peuvent être positionner dans l'environnement (dans le .bashrc) :</text:p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0">WORKSAPCE_DIR=${HOME}/Documents/espace_dev/workspace </text:p>
            <text:p text:style-name="P20">DOWNLOAD_DIR=${HOME}/Documents/telechargements </text:p>
            <text:p text:style-name="P20">MAVEN_REPO_DIR=${HOME}/Documents/espace_dev/repositories/shared </text:p>
            <text:p text:style-name="P20">ARTIFACTORY_INSTALL_DIR=${HOME}/Documents/espace_dev/serveurs/artifactory </text:p>
            <text:p text:style-name="P20">SONAR_INSTALL_DIR=${HOME}/Documents/espace_dev/serveurs/sonar </text:p>
            <text:p text:style-name="P21">JENKINS_INSTALL_DIR=${HOME}/Documents/espace_dev/serveurs/jenkins </text:p>
            <text:p text:style-name="P20">ECLIPSE_DIR<text:span text:style-name="T6">=${HOME}/Documents/outils/eclipse</text:span></text:p>
          </table:table-cell>
        </table:table-row>
      </table:table>
      <text:p text:style-name="P19"/>
      <text:p text:style-name="P12">Préparation de l'environnement de travail</text:p>
      <text:p text:style-name="Horizontal_20_Line"/>
      <text:p text:style-name="P11"/>
      <text:p text:style-name="Standard"><text:span text:style-name="T1">Pré-requis </text:span>:</text:p>
      <text:p text:style-name="Standard"/>
      <text:list xml:id="list846842118" text:style-name="L1">
        <text:list-item>
          <text:p text:style-name="P22">Droit « sudo » sur les machines</text:p>
        </text:list-item>
        <text:list-item>
          <text:p text:style-name="P22">Accès illimité à internet </text:p>
        </text:list-item>
        <text:list-item>
          <text:p text:style-name="P22">Identifiant/mot de passe projet github : <text:span text:style-name="T10">etudiantesiee/esieeparis1</text:span></text:p>
        </text:list-item>
      </text:list>
      <text:p text:style-name="Standard"/>
      <text:p text:style-name="Standard"/>
      <text:p text:style-name="P11">Création du projet</text:p>
      <text:p text:style-name="P8"/>
      <text:list xml:id="list1979339313" text:style-name="L2">
        <text:list-item>
          <text:p text:style-name="P25">Récupération du projet :</text:p>
          <text:list>
            <text:list-item>
              <text:p text:style-name="P23"><text:span text:style-name="T3">Se positionner dans un répertoire $</text:span><text:span text:style-name="T7">WORKSAPCE_DIR/tp2 (le créer s'il n'existe pas)</text:span></text:p>
            </text:list-item>
            <text:list-item>
              <text:p text:style-name="P25">Exécuter la commande : <text:span text:style-name="T9">git clone </text:span><text:a xlink:type="simple" xlink:href="https://github.com/etudiantesiee/studentsTown.git"><text:span text:style-name="T9">https://github.com/etudiantesiee/studentsTown.git</text:span></text:a></text:p>
            </text:list-item>
          </text:list>
        </text:list-item>
      </text:list>
      <text:p text:style-name="P9"/>
      <text:list xml:id="list1745075857" text:continue-numbering="true" text:style-name="L2">
        <text:list-item>
          <text:list>
            <text:list-header>
              <text:p text:style-name="P29"/>
            </text:list-header>
          </text:list>
        </text:list-item>
        <text:list-item>
          <text:p text:style-name="P31">Configuration du projet :</text:p>
          <text:list>
            <text:list-item>
              <text:p text:style-name="P23"><text:span text:style-name="T4">Se positionner dans le projet  : </text:span><text:span text:style-name="T5">cd $</text:span><text:span text:style-name="T8">WORKSAPCE_DIR/tp2/studentsTown</text:span></text:p>
            </text:list-item>
            <text:list-item>
              <text:p text:style-name="P23"><text:span text:style-name="T4">Rapatrier tous les changements distants : </text:span><text:span text:style-name="T5">git fetch origin</text:span></text:p>
            </text:list-item>
            <text:list-item>
              <text:p text:style-name="P23"><text:span text:style-name="T4">Se positionner sur la bonne branche de travail : </text:span><text:span text:style-name="T5">git checkout origin/develop -b develop</text:span></text:p>
            </text:list-item>
          </text:list>
          <text:p text:style-name="P31"/>
        </text:list-item>
        <text:list-item>
          <text:p text:style-name="P31">Ouverture du projet avec eclipse</text:p>
          <text:list>
            <text:list-item>
              <text:p text:style-name="P31">Lancer eclipse</text:p>
            </text:list-item>
          </text:list>
        </text:list-item>
      </text:list>
      <text:list xml:id="list639460383" text:style-name="L3">
        <text:list-item>
          <text:list>
            <text:list-item>
              <text:p text:style-name="P32"><text:span text:style-name="T4">Se positionner dans le workspace </text:span><text:span text:style-name="T5">$</text:span><text:span text:style-name="T8">WORKSAPCE_DIR/tp2</text:span></text:p>
            </text:list-item>
          </text:list>
        </text:list-item>
      </text:list>
      <text:list xml:id="list219160445" text:style-name="L4">
        <text:list-item>
          <text:list>
            <text:list-header>
              <text:p text:style-name="P30"/>
            </text:list-header>
          </text:list>
        </text:list-item>
      </text:list>
      <text:p text:style-name="P9"/>
      <text:p text:style-name="P13"/>
      <text:p text:style-name="P5">Le projet</text:p>
      <text:p text:style-name="P18"/>
      <text:p text:style-name="P3">Préliminaires</text:p>
      <text:p text:style-name="P7"/>
      <text:list xml:id="list1286625182" text:style-name="L9">
        <text:list-item>
          <text:p text:style-name="P26">Les métriques ci-dessous devront être maintenues aux seuils indiqués</text:p>
          <text:list>
            <text:list-item>
              <text:p text:style-name="P26">Commentaire code : 70 %</text:p>
            </text:list-item>
            <text:list-item>
              <text:p text:style-name="P26">Documentation API (méthodes et classes) : 70 %</text:p>
              <text:p text:style-name="P33"/>
            </text:list-item>
          </text:list>
        </text:list-item>
        <text:list-item>
          <text:p text:style-name="P26">Faire une première passe sur le code pour atteindre les objectifs fixés</text:p>
        </text:list-item>
      </text:list>
      <text:p text:style-name="P34"/>
      <text:p text:style-name="P10"/>
      <text:p text:style-name="P10"/>
      <text:p text:style-name="P3">Travail a effectuer</text:p>
      <text:p text:style-name="P3"/>
      <text:p text:style-name="P8">Se reporter au cahier des charg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roduc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09-27T09:57:06</dc:date>
    <dc:creator>etudiant </dc:creator>
    <meta:editing-duration>PT13H56M28S</meta:editing-duration>
    <meta:editing-cycles>325</meta:editing-cycles>
    <meta:document-statistic meta:table-count="3" meta:image-count="0" meta:object-count="0" meta:page-count="4" meta:paragraph-count="64" meta:word-count="301" meta:character-count="2664" meta:non-whitespace-character-count="2433"/>
  </office:meta>
</office:document-meta>
</file>